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a8c" officeooo:paragraph-rsid="00193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void play() throws InterruptedException {</text:p>
      <text:p text:style-name="P1"><text:s text:c="8"/>sekoitaKortit();</text:p>
      <text:p text:style-name="P1"><text:s text:c="8"/>int money = 1000;</text:p>
      <text:p text:style-name="P1"><text:s text:c="8"/>while (true) {</text:p>
      <text:p text:style-name="P1"><text:s text:c="12"/>System.out.println("Your stack: " + money);</text:p>
      <text:p text:style-name="P1"><text:s text:c="12"/>System.out.print("Place your bet: ");</text:p>
      <text:p text:style-name="P1"><text:s text:c="12"/>int panos = Integer.parseInt(lukija.nextLine());</text:p>
      <text:p text:style-name="P1"><text:s text:c="12"/>money -= panos;</text:p>
      <text:p text:style-name="P1"><text:s text:c="12"/>jaaKortit();</text:p>
      <text:p text:style-name="P1"><text:s text:c="12"/>int i = 0;</text:p>
      <text:p text:style-name="P1"><text:s text:c="12"/>System.out.println("Dealer: " + "[H] " + jakajanKasi.getKortit().get(1) + " (" + jakajanKasi.getKortit().get(1).getNumeroarvo() + ")");</text:p>
      <text:p text:style-name="P1"><text:s text:c="12"/>while (i &lt; 1) {</text:p>
      <text:p text:style-name="P1"><text:s text:c="16"/>int reg = 0;</text:p>
      <text:p text:style-name="P1"><text:s text:c="16"/>Kasi kasi = this.paikka.getKasi();</text:p>
      <text:p text:style-name="P1"><text:s text:c="16"/>while (true) {</text:p>
      <text:p text:style-name="P1"><text:s text:c="20"/>if (!kasi.onBlackjack()) {</text:p>
      <text:p text:style-name="P1"><text:s text:c="24"/>System.out.print("You: ");</text:p>
      <text:p text:style-name="P1"><text:s text:c="24"/>System.out.println(kasi + " (" + kasi.getArvo() + ")");</text:p>
      <text:p text:style-name="P1"><text:s text:c="20"/>} else {</text:p>
      <text:p text:style-name="P1"><text:s text:c="24"/>break;</text:p>
      <text:p text:style-name="P1"><text:s text:c="20"/>}</text:p>
      <text:p text:style-name="P1"><text:s text:c="20"/>if (reg == 0) {</text:p>
      <text:p text:style-name="P1"><text:s text:c="24"/>System.out.print("HIT, STAND, DOUBLE: ");</text:p>
      <text:p text:style-name="P1"><text:s text:c="24"/>String valinta = lukija.nextLine();</text:p>
      <text:p text:style-name="P1"><text:s text:c="24"/>if (valinta.equals("HIT")) {</text:p>
      <text:p text:style-name="P1"><text:s text:c="28"/>Kortti k = this.kortit.get(counter);</text:p>
      <text:p text:style-name="P1"><text:s text:c="28"/>counter++;</text:p>
      <text:p text:style-name="P1"><text:s text:c="28"/>System.out.println("You've got: " + k.toString());</text:p>
      <text:p text:style-name="P1"><text:s text:c="28"/>kasi.lisaaKortti(k);</text:p>
      <text:p text:style-name="P1"><text:s text:c="24"/>} else if (valinta.equals("STAND")) {</text:p>
      <text:p text:style-name="P1"><text:s text:c="28"/>break;</text:p>
      <text:p text:style-name="P1"><text:s text:c="24"/>} else if (valinta.equals("DOUBLE")) {</text:p>
      <text:p text:style-name="P1"><text:s text:c="28"/>money -= panos;</text:p>
      <text:p text:style-name="P1"><text:s text:c="28"/>panos = panos * 2;</text:p>
      <text:p text:style-name="P1"><text:s text:c="28"/>Kortti k = this.kortit.get(counter);</text:p>
      <text:p text:style-name="P1"><text:s text:c="28"/>counter++;</text:p>
      <text:p text:style-name="P1"><text:s text:c="28"/>System.out.println("You've got: " + k.toString());</text:p>
      <text:p text:style-name="P1"><text:s text:c="28"/>kasi.lisaaKortti(k);</text:p>
      <text:p text:style-name="P1"><text:s text:c="28"/>System.out.println("Your hand: ");</text:p>
      <text:p text:style-name="P1"><text:s text:c="28"/>System.out.println(kasi + " (" + kasi.getArvo() + ")");</text:p>
      <text:p text:style-name="P1"><text:s text:c="28"/>break;</text:p>
      <text:p text:style-name="P1"><text:s text:c="24"/>}</text:p>
      <text:p text:style-name="P1"><text:s text:c="20"/>} else {</text:p>
      <text:p text:style-name="P1"><text:s text:c="24"/>System.out.print("HIT, STAND: ");</text:p>
      <text:p text:style-name="P1"><text:s text:c="24"/>String valinta = lukija.nextLine();</text:p>
      <text:p text:style-name="P1"><text:s text:c="24"/>if (valinta.equals("HIT")) {</text:p>
      <text:p text:style-name="P1"><text:s text:c="28"/>Kortti k = this.kortit.get(counter);</text:p>
      <text:p text:style-name="P1"><text:s text:c="28"/>counter++;</text:p>
      <text:p text:style-name="P1"><text:s text:c="28"/>System.out.println("You've got: " + k.toString());</text:p>
      <text:p text:style-name="P1"><text:s text:c="28"/>kasi.lisaaKortti(k);</text:p>
      <text:p text:style-name="P1"><text:s text:c="24"/>} else if (valinta.equals("STAND")) {</text:p>
      <text:p text:style-name="P1"><text:soft-page-break/><text:s text:c="28"/>break;</text:p>
      <text:p text:style-name="P1"><text:s text:c="24"/>}</text:p>
      <text:p text:style-name="P1"><text:s text:c="20"/>}</text:p>
      <text:p text:style-name="P1"><text:s text:c="20"/>reg++;</text:p>
      <text:p text:style-name="P1"><text:s text:c="20"/>if(kasi.getArvo() &gt; 21) {</text:p>
      <text:p text:style-name="P1"><text:s text:c="24"/>break;</text:p>
      <text:p text:style-name="P1"><text:s text:c="20"/>}</text:p>
      <text:p text:style-name="P1"><text:s text:c="16"/>}</text:p>
      <text:p text:style-name="P1"><text:s text:c="16"/>if (kasi.getArvo() &gt; 21 &amp;&amp; kasi.getArvo() != 999) {</text:p>
      <text:p text:style-name="P1"><text:s text:c="20"/>System.out.println("Your hand's value is " + kasi.getArvo() + ", you're bust!");</text:p>
      <text:p text:style-name="P1"><text:s text:c="20"/>System.out.println("Dealer wins.");</text:p>
      <text:p text:style-name="P1"><text:s text:c="16"/>} else if (kasi.getArvo() == 21) {</text:p>
      <text:p text:style-name="P1"><text:s text:c="20"/>System.out.println("Your hand's value is 21.");</text:p>
      <text:p text:style-name="P1"><text:s text:c="16"/>}</text:p>
      <text:p text:style-name="P1"><text:s text:c="16"/>i++;</text:p>
      <text:p text:style-name="P1"><text:s text:c="12"/>}</text:p>
      <text:p text:style-name="P1"><text:s text:c="12"/>System.out.print("Dealer: " + jakajanKasi + " ");</text:p>
      <text:p text:style-name="P1"><text:s text:c="12"/>while (jakajanKasi.getArvo() &lt; 17 &amp;&amp; !this.paikka.getKasi().onBust()) {</text:p>
      <text:p text:style-name="P1"><text:s text:c="16"/>Kortti k = kortit.get(counter);</text:p>
      <text:p text:style-name="P1"><text:s text:c="16"/>counter++;</text:p>
      <text:p text:style-name="P1"><text:s text:c="16"/>jakajanKasi.lisaaKortti(k);</text:p>
      <text:p text:style-name="P1"><text:s text:c="16"/>Thread.sleep(700);</text:p>
      <text:p text:style-name="P1"><text:s text:c="16"/>System.out.print(k + " ");</text:p>
      <text:p text:style-name="P1"><text:s text:c="16"/>if (jakajanKasi.onBlackjack()) {</text:p>
      <text:p text:style-name="P1"><text:s text:c="20"/>break;</text:p>
      <text:p text:style-name="P1"><text:s text:c="16"/>}</text:p>
      <text:p text:style-name="P1"><text:s text:c="12"/>}</text:p>
      <text:p text:style-name="P1"><text:s text:c="12"/>System.out.print("(" + jakajanKasi.getArvo() + ") \n");</text:p>
      <text:p text:style-name="P1"><text:s text:c="12"/>if (this.paikka.getKasi().onBlackjack()) {</text:p>
      <text:p text:style-name="P1"><text:s text:c="16"/>System.out.print("You: ");</text:p>
      <text:p text:style-name="P1"><text:s text:c="16"/>System.out.println(this.paikka.getKasi() + ", BLACKJACK!");</text:p>
      <text:p text:style-name="P1"><text:s text:c="16"/>int voitto = panos * 2 + panos / 2;</text:p>
      <text:p text:style-name="P1"><text:s text:c="16"/>System.out.println("You win: " + voitto);</text:p>
      <text:p text:style-name="P1"><text:s text:c="16"/>money += voitto;</text:p>
      <text:p text:style-name="P1"><text:s text:c="12"/>} else if (jakajanKasi.onBlackjack() &amp;&amp; this.paikka.getKasi().onBlackjack()) {</text:p>
      <text:p text:style-name="P1"><text:s text:c="16"/>System.out.println("Push");</text:p>
      <text:p text:style-name="P1"><text:s text:c="16"/>money += panos;</text:p>
      <text:p text:style-name="P1"><text:s text:c="12"/>} else if (jakajanKasi.getArvo() &gt; 21 &amp;&amp; !jakajanKasi.onBlackjack()) {</text:p>
      <text:p text:style-name="P1"><text:s text:c="16"/>System.out.println("Dealer's bust, you win " + panos * 2 + "!");</text:p>
      <text:p text:style-name="P1"><text:s text:c="16"/>money += panos * 2;</text:p>
      <text:p text:style-name="P1"><text:s text:c="12"/>} else if (jakajanKasi.getArvo() &gt; this.paikka.getKasi().getArvo() &amp;&amp; jakajanKasi.getArvo() &lt; 22) {</text:p>
      <text:p text:style-name="P1"><text:s text:c="16"/>System.out.println("Dealer wins.");</text:p>
      <text:p text:style-name="P1"><text:s text:c="12"/>} else if (jakajanKasi.getArvo() == this.paikka.getKasi().getArvo()) {</text:p>
      <text:p text:style-name="P1"><text:s text:c="16"/>System.out.println("Push.");</text:p>
      <text:p text:style-name="P1"><text:s text:c="16"/>money += panos;</text:p>
      <text:p text:style-name="P1"><text:s text:c="12"/>} else if ((jakajanKasi.getArvo() &lt; this.paikka.getKasi().getArvo()) &amp;&amp; this.paikka.getKasi().getArvo() &lt; 22) {</text:p>
      <text:p text:style-name="P1"><text:s text:c="16"/>System.out.println("You win " + panos * 2 + "!");</text:p>
      <text:p text:style-name="P1"><text:s text:c="16"/>money += panos * 2;</text:p>
      <text:p text:style-name="P1"><text:s text:c="12"/>} else if (jakajanKasi.onBlackjack()) {</text:p>
      <text:p text:style-name="P1"><text:s text:c="16"/>System.out.println("Dealer wins.");</text:p>
      <text:p text:style-name="P1"><text:soft-page-break/><text:s text:c="12"/>}</text:p>
      <text:p text:style-name="P1"><text:s text:c="12"/>System.out.println("New game? (Y/N) ");</text:p>
      <text:p text:style-name="P1"><text:s text:c="12"/>String syotto = lukija.nextLine();</text:p>
      <text:p text:style-name="P1"><text:s text:c="12"/>if (syotto.equals("N")) {</text:p>
      <text:p text:style-name="P1"><text:s text:c="16"/>i = 0;</text:p>
      <text:p text:style-name="P1"><text:s text:c="16"/>break;</text:p>
      <text:p text:style-name="P1"><text:s text:c="12"/>}</text:p>
      <text:p text:style-name="P1"><text:s text:c="8"/>}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8:19:51.818920967</meta:creation-date>
    <dc:date>2015-05-19T18:20:03.168155317</dc:date>
    <meta:editing-duration>P0D</meta:editing-duration>
    <meta:editing-cycles>1</meta:editing-cycles>
    <meta:document-statistic meta:table-count="0" meta:image-count="0" meta:object-count="0" meta:page-count="3" meta:paragraph-count="110" meta:word-count="323" meta:character-count="5143" meta:non-whitespace-character-count="3143"/>
    <meta:generator>LibreOffice/4.2.8.2$Linux_X86_64 LibreOffice_project/420m0$Build-2</meta:generator>
  </office:meta>
</office:document-meta>
</file>